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eitmessung mit Zufallszahlen</text:p>
          </table:table-cell>
          <table:table-cell table:number-columns-repeated="3"/>
          <table:table-cell office:value-type="float" office:value="0.0000143371258784114" calcext:value-type="float">
            <text:p>1,43371258784114E-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gesort</text:p>
          </table:table-cell>
          <table:table-cell office:value-type="string" calcext:value-type="string">
            <text:p>Zeiten in ms</text:p>
          </table:table-cell>
          <table:table-cell table:formula="of:=AVERAGE([.C12];[.D12])/[.E12]" office:value-type="float" office:value="0.999999999999999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ray-Länge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n*ln(n)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LN([.B4])*[.E$1]" office:value-type="float" office:value="0.0990373569720278" calcext:value-type="float">
            <text:p>0,09903735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LN([.B5])*[.E$1]" office:value-type="float" office:value="0.610560354580416" calcext:value-type="float">
            <text:p>0,61056035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]*LN([.B6])*[.E$1]" office:value-type="float" office:value="1.32049809296037" calcext:value-type="float">
            <text:p>1,32049809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]*LN([.B7])*[.E$1]" office:value-type="float" office:value="2.83975095351982" calcext:value-type="float">
            <text:p>2,839750953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*LN([.B8])*[.E$1]" office:value-type="float" office:value="4.43402255910724" calcext:value-type="float">
            <text:p>4,434022559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]*LN([.B9])*[.E$1]" office:value-type="float" office:value="7.75622616200462" calcext:value-type="float">
            <text:p>7,756226162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0]*LN([.B10])*[.E$1]" office:value-type="float" office:value="9.46430942101171" calcext:value-type="float">
            <text:p>9,46430942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1]*LN([.B11])*[.E$1]" office:value-type="float" office:value="16.5062261620046" calcext:value-type="float">
            <text:p>16,50622616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12]*LN([.B12])*[.E$1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13]*LN([.B13])*[.E$1]" office:value-type="float" office:value="94.0684877820508" calcext:value-type="float">
            <text:p>94,068487782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formula="of:=[.B14]*LN([.B14])*[.E$1]" office:value-type="float" office:value="198.074713944056" calcext:value-type="float">
            <text:p>198,0747139441</text:p>
          </table:table-cell>
        </table:table-row>
        <table:table-row table:style-name="ro1">
          <table:table-cell/>
          <table:table-cell office:value-type="float" office:value="1500000" calcext:value-type="float">
            <text:p>1500000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table:formula="of:=[.B15]*LN([.B15])*[.E$1]" office:value-type="float" office:value="305.831877357459" calcext:value-type="float">
            <text:p>305,8318773575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table:formula="of:=[.B16]*LN([.B16])*[.E$1]" office:value-type="float" office:value="416.024904648019" calcext:value-type="float">
            <text:p>416,024904648</text:p>
          </table:table-cell>
        </table:table-row>
        <table:table-row table:style-name="ro1">
          <table:table-cell/>
          <table:table-cell office:value-type="float" office:value="2500000" calcext:value-type="float">
            <text:p>2500000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table:formula="of:=[.B17]*LN([.B17])*[.E$1]" office:value-type="float" office:value="528.029223770393" calcext:value-type="float">
            <text:p>528,0292237704</text:p>
          </table:table-cell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table:formula="of:=[.B18]*LN([.B18])*[.E$1]" office:value-type="float" office:value="641.47696985478" calcext:value-type="float">
            <text:p>641,4769698548</text:p>
          </table:table-cell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776" calcext:value-type="float">
            <text:p>776</text:p>
          </table:table-cell>
          <table:table-cell office:value-type="float" office:value="774" calcext:value-type="float">
            <text:p>774</text:p>
          </table:table-cell>
          <table:table-cell table:formula="of:=[.B19]*LN([.B19])*[.E$1]" office:value-type="float" office:value="871.800762815853" calcext:value-type="float">
            <text:p>871,8007628159</text:p>
          </table:table-cell>
        </table:table-row>
        <table:table-row table:style-name="ro1">
          <table:table-cell/>
          <table:table-cell office:value-type="float" office:value="4200000" calcext:value-type="float">
            <text:p>4200000</text:p>
          </table:table-cell>
          <table:table-cell office:value-type="float" office:value="831" calcext:value-type="float">
            <text:p>831</text:p>
          </table:table-cell>
          <table:table-cell office:value-type="float" office:value="840" calcext:value-type="float">
            <text:p>840</text:p>
          </table:table-cell>
          <table:table-cell table:formula="of:=[.B20]*LN([.B20])*[.E$1]" office:value-type="float" office:value="918.328746003013" calcext:value-type="float">
            <text:p>918,328746003</text:p>
          </table:table-cell>
        </table:table-row>
        <table:table-row table:style-name="ro1">
          <table:table-cell/>
          <table:table-cell office:value-type="float" office:value="4250000" calcext:value-type="float">
            <text:p>4250000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table:formula="of:=[.B21]*LN([.B21])*[.E$1]" office:value-type="float" office:value="929.982337537676" calcext:value-type="float">
            <text:p>929,9823375377</text:p>
          </table:table-cell>
        </table:table-row>
        <table:table-row table:style-name="ro1">
          <table:table-cell/>
          <table:table-cell office:value-type="float" office:value="4280000" calcext:value-type="float">
            <text:p>4280000</text:p>
          </table:table-cell>
          <table:table-cell office:value-type="float" office:value="858" calcext:value-type="float">
            <text:p>858</text:p>
          </table:table-cell>
          <table:table-cell office:value-type="float" office:value="840" calcext:value-type="float">
            <text:p>840</text:p>
          </table:table-cell>
          <table:table-cell table:formula="of:=[.B22]*LN([.B22])*[.E$1]" office:value-type="float" office:value="936.978547009473" calcext:value-type="float">
            <text:p>936,9785470095</text:p>
          </table:table-cell>
        </table:table-row>
        <table:table-row table:style-name="ro1">
          <table:table-cell/>
          <table:table-cell office:value-type="float" office:value="4282000" calcext:value-type="float">
            <text:p>4282000</text:p>
          </table:table-cell>
          <table:table-cell table:style-name="ce1" table:formula="of:=AVERAGE(842;839;829)" office:value-type="float" office:value="836.666666666667" calcext:value-type="float">
            <text:p>837</text:p>
          </table:table-cell>
          <table:table-cell table:formula="of:=AVERAGE(825;851;832)" office:value-type="float" office:value="836" calcext:value-type="float">
            <text:p>836</text:p>
          </table:table-cell>
          <table:table-cell table:formula="of:=[.B23]*LN([.B23])*[.E$1]" office:value-type="float" office:value="937.445068402306" calcext:value-type="float">
            <text:p>937,4450684023</text:p>
          </table:table-cell>
        </table:table-row>
      </table:table>
      <table:table table:name="fm09_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ava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Selectionsort</text:p>
          </table:table-cell>
          <table:table-cell office:value-type="string" calcext:value-type="string">
            <text:p>Insert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54" calcext:value-type="float">
            <text:p>1554</text:p>
          </table:table-cell>
          <table:table-cell office:value-type="float" office:value="5" calcext:value-type="float">
            <text:p>5</text:p>
          </table:table-cell>
          <table:table-cell office:value-type="float" office:value="581" calcext:value-type="float">
            <text:p>5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688" calcext:value-type="float">
            <text:p>2688</text:p>
          </table:table-cell>
          <table:table-cell office:value-type="float" office:value="7" calcext:value-type="float">
            <text:p>7</text:p>
          </table:table-cell>
          <table:table-cell office:value-type="float" office:value="953" calcext:value-type="float">
            <text:p>95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430" calcext:value-type="float">
            <text:p>5430</text:p>
          </table:table-cell>
          <table:table-cell office:value-type="float" office:value="10" calcext:value-type="float">
            <text:p>10</text:p>
          </table:table-cell>
          <table:table-cell office:value-type="float" office:value="2180" calcext:value-type="float">
            <text:p>218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65" calcext:value-type="float">
            <text:p>7165</text:p>
          </table:table-cell>
          <table:table-cell office:value-type="float" office:value="11" calcext:value-type="float">
            <text:p>11</text:p>
          </table:table-cell>
          <table:table-cell office:value-type="float" office:value="2969" calcext:value-type="float">
            <text:p>2969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642" calcext:value-type="float">
            <text:p>9642</text:p>
          </table:table-cell>
          <table:table-cell office:value-type="float" office:value="13" calcext:value-type="float">
            <text:p>13</text:p>
          </table:table-cell>
          <table:table-cell office:value-type="float" office:value="3995" calcext:value-type="float">
            <text:p>399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517" calcext:value-type="float">
            <text:p>11517</text:p>
          </table:table-cell>
          <table:table-cell office:value-type="float" office:value="15" calcext:value-type="float">
            <text:p>15</text:p>
          </table:table-cell>
          <table:table-cell office:value-type="float" office:value="5102" calcext:value-type="float">
            <text:p>510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691" calcext:value-type="float">
            <text:p>14691</text:p>
          </table:table-cell>
          <table:table-cell office:value-type="float" office:value="14" calcext:value-type="float">
            <text:p>14</text:p>
          </table:table-cell>
          <table:table-cell office:value-type="float" office:value="6132" calcext:value-type="float">
            <text:p>6132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307" calcext:value-type="float">
            <text:p>16307</text:p>
          </table:table-cell>
          <table:table-cell office:value-type="float" office:value="17" calcext:value-type="float">
            <text:p>17</text:p>
          </table:table-cell>
          <table:table-cell office:value-type="float" office:value="7717" calcext:value-type="float">
            <text:p>771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052" calcext:value-type="float">
            <text:p>19052</text:p>
          </table:table-cell>
          <table:table-cell office:value-type="float" office:value="17" calcext:value-type="float">
            <text:p>17</text:p>
          </table:table-cell>
          <table:table-cell office:value-type="float" office:value="9525" calcext:value-type="float">
            <text:p>9525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690" calcext:value-type="float">
            <text:p>22690</text:p>
          </table:table-cell>
          <table:table-cell office:value-type="float" office:value="32" calcext:value-type="float">
            <text:p>32</text:p>
          </table:table-cell>
          <table:table-cell office:value-type="float" office:value="11139" calcext:value-type="float">
            <text:p>11139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971" calcext:value-type="float">
            <text:p>20971</text:p>
          </table:table-cell>
          <table:table-cell office:value-type="float" office:value="25" calcext:value-type="float">
            <text:p>25</text:p>
          </table:table-cell>
          <table:table-cell office:value-type="float" office:value="13261" calcext:value-type="float">
            <text:p>13261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650" calcext:value-type="float">
            <text:p>23650</text:p>
          </table:table-cell>
          <table:table-cell office:value-type="float" office:value="21" calcext:value-type="float">
            <text:p>21</text:p>
          </table:table-cell>
          <table:table-cell office:value-type="float" office:value="14677" calcext:value-type="float">
            <text:p>14677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803" calcext:value-type="float">
            <text:p>25803</text:p>
          </table:table-cell>
          <table:table-cell office:value-type="float" office:value="22" calcext:value-type="float">
            <text:p>22</text:p>
          </table:table-cell>
          <table:table-cell office:value-type="float" office:value="16956" calcext:value-type="float">
            <text:p>16956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451" calcext:value-type="float">
            <text:p>28451</text:p>
          </table:table-cell>
          <table:table-cell office:value-type="float" office:value="25" calcext:value-type="float">
            <text:p>25</text:p>
          </table:table-cell>
          <table:table-cell office:value-type="float" office:value="19831" calcext:value-type="float">
            <text:p>19831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5981" calcext:value-type="float">
            <text:p>25981</text:p>
          </table:table-cell>
          <table:table-cell office:value-type="float" office:value="25" calcext:value-type="float">
            <text:p>25</text:p>
          </table:table-cell>
          <table:table-cell office:value-type="float" office:value="16599" calcext:value-type="float">
            <text:p>16599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8823" calcext:value-type="float">
            <text:p>28823</text:p>
          </table:table-cell>
          <table:table-cell office:value-type="float" office:value="26" calcext:value-type="float">
            <text:p>26</text:p>
          </table:table-cell>
          <table:table-cell office:value-type="float" office:value="18547" calcext:value-type="float">
            <text:p>18547</text:p>
          </table:table-cell>
          <table:table-cell office:value-type="float" office:value="8241" calcext:value-type="float">
            <text:p>8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06">
      <number:number number:decimal-places="9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 style:data-style-name="N2" text:time-value="01:40:56.9668369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Baethge</meta:initial-creator>
    <meta:creation-date>2014-12-09T10:35:15.865086471</meta:creation-date>
    <dc:date>2014-12-14T01:48:02.855582848</dc:date>
    <dc:creator>Frank Baethge</dc:creator>
    <meta:editing-duration>PT33M29S</meta:editing-duration>
    <meta:editing-cycles>4</meta:editing-cycles>
    <meta:generator>LibreOffice/4.3.3.2$Linux_X86_64 LibreOffice_project/430m0$Build-2</meta:generator>
    <meta:document-statistic meta:table-count="2" meta:cell-count="250" meta:object-count="0"/>
  </office:meta>
</office:document-meta>
</file>